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r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2" office:value-type="float" office:value="609" calcext:value-type="float">
            <text:p>609</text:p>
          </table:table-cell>
          <table:table-cell office:value-type="string" calcext:value-type="string">
            <text:p>r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s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 office:value-type="float" office:value="588" calcext:value-type="float">
            <text:p>588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string" calcext:value-type="string">
            <text:p>s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string" calcext:value-type="string">
            <text:p>s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string" calcext:value-type="string">
            <text:p>s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s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"/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r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s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r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s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r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s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r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s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1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no time actually went off clock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r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string" calcext:value-type="string">
            <text:p>s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2" office:value-type="float" office:value="595" calcext:value-type="float">
            <text:p>595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string" calcext:value-type="string">
            <text:p>s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string" calcext:value-type="string">
            <text:p>s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number-columns-repeated="2" office:value-type="float" office:value="546" calcext:value-type="float">
            <text:p>546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string" calcext:value-type="string">
            <text:p>s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string" calcext:value-type="string">
            <text:p>s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r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s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s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s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s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t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s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s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2:06:50.670301320</meta:creation-date>
    <dc:date>2016-02-20T19:02:17.401067764</dc:date>
    <meta:editing-duration>PT6H40M16S</meta:editing-duration>
    <meta:editing-cycles>1</meta:editing-cycles>
    <meta:document-statistic meta:table-count="1" meta:cell-count="387" meta:object-count="0"/>
    <meta:generator>LibreOffice/5.0.5.2$Linux_X86_64 LibreOffice_project/00m0$Build-2</meta:generator>
  </office:meta>
</office:document-meta>
</file>